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cursive (rule-based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#Shapes</text:p>
          </table:table-cell>
          <table:table-cell office:value-type="string" calcext:value-type="string">
            <text:p>Q Exec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percentage" office:value="0.05" calcext:value-type="percentage" table:number-columns-spanned="1" table:number-rows-spanned="3">
            <text:p>5.00%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 [.F4] - ([.C4]+[.D4])" office:value-type="float" office:value="910" calcext:value-type="float">
            <text:p>91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 [.F5] - ([.C5]+[.D5])" office:value-type="float" office:value="643" calcext:value-type="float">
            <text:p>6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 [.F6] - ([.C6]+[.D6])" office:value-type="float" office:value="581" calcext:value-type="float">
            <text:p>58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percentage" office:value="0.1" calcext:value-type="percentage" table:number-columns-spanned="1" table:number-rows-spanned="3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 [.F7] - ([.C7]+[.D7])" office:value-type="float" office:value="1108" calcext:value-type="float">
            <text:p>1108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 [.F8] - ([.C8]+[.D8])" office:value-type="float" office:value="734" calcext:value-type="float">
            <text:p>73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formula="of:= [.F9] - ([.C9]+[.D9])" office:value-type="float" office:value="789" calcext:value-type="float">
            <text:p>78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percentage" office:value="0.2" calcext:value-type="percentage" table:number-columns-spanned="1" table:number-rows-spanned="3">
            <text:p>20.00%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formula="of:= [.F10] - ([.C10]+[.D10])" office:value-type="float" office:value="985" calcext:value-type="float">
            <text:p>98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table:formula="of:= [.F11] - ([.C11]+[.D11])" office:value-type="float" office:value="1321" calcext:value-type="float">
            <text:p>1321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03" calcext:value-type="float">
            <text:p>1503</text:p>
          </table:table-cell>
          <table:table-cell office:value-type="float" office:value="197" calcext:value-type="float">
            <text:p>197</text:p>
          </table:table-cell>
          <table:table-cell table:formula="of:= [.F12] - ([.C12]+[.D12])" office:value-type="float" office:value="984" calcext:value-type="float">
            <text:p>984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table:style-name="ce1" office:value-type="percentage" office:value="0.5" calcext:value-type="percentage" table:number-columns-spanned="1" table:number-rows-spanned="3">
            <text:p>50.00%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table:formula="of:= [.F13] - ([.C13]+[.D13])" office:value-type="float" office:value="1527" calcext:value-type="float">
            <text:p>152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office:value-type="float" office:value="363" calcext:value-type="float">
            <text:p>363</text:p>
          </table:table-cell>
          <table:table-cell table:formula="of:= [.F14] - ([.C14]+[.D14])" office:value-type="float" office:value="2271" calcext:value-type="float">
            <text:p>2271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62" calcext:value-type="float">
            <text:p>662</text:p>
          </table:table-cell>
          <table:table-cell office:value-type="float" office:value="531" calcext:value-type="float">
            <text:p>531</text:p>
          </table:table-cell>
          <table:table-cell table:formula="of:= [.F15] - ([.C15]+[.D15])" office:value-type="float" office:value="1882" calcext:value-type="float">
            <text:p>1882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1278" calcext:value-type="float">
            <text:p>1278</text:p>
          </table:table-cell>
          <table:table-cell office:value-type="float" office:value="1058" calcext:value-type="float">
            <text:p>1058</text:p>
          </table:table-cell>
          <table:table-cell table:formula="of:= [.F16] - ([.C16]+[.D16])" office:value-type="float" office:value="3315" calcext:value-type="float">
            <text:p>3315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436" calcext:value-type="float">
            <text:p>3436</text:p>
          </table:table-cell>
          <table:table-cell office:value-type="float" office:value="1702" calcext:value-type="float">
            <text:p>1702</text:p>
          </table:table-cell>
          <table:table-cell table:formula="of:= [.F17] - ([.C17]+[.D17])" office:value-type="float" office:value="3180" calcext:value-type="float">
            <text:p>3180</text:p>
          </table:table-cell>
          <table:table-cell office:value-type="float" office:value="8318" calcext:value-type="float">
            <text:p>831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955" calcext:value-type="float">
            <text:p>4955</text:p>
          </table:table-cell>
          <table:table-cell office:value-type="float" office:value="2793" calcext:value-type="float">
            <text:p>2793</text:p>
          </table:table-cell>
          <table:table-cell table:formula="of:= [.F18] - ([.C18]+[.D18])" office:value-type="float" office:value="3755" calcext:value-type="float">
            <text:p>3755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n-recursive (rule-based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#Shapes</text:p>
          </table:table-cell>
          <table:table-cell office:value-type="string" calcext:value-type="string">
            <text:p>Q Exec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percentage" office:value="0.05" calcext:value-type="percentage" table:number-columns-spanned="1" table:number-rows-spanned="3">
            <text:p>5.00%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 [.F24] - ([.C24]+[.D24])" office:value-type="float" office:value="980" calcext:value-type="float">
            <text:p>98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 [.F25] - ([.C25]+[.D25])" office:value-type="float" office:value="890" calcext:value-type="float">
            <text:p>89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 [.F26] - ([.C26]+[.D26])" office:value-type="float" office:value="617" calcext:value-type="float">
            <text:p>61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style-name="ce1" office:value-type="percentage" office:value="0.1" calcext:value-type="percentage" table:number-columns-spanned="1" table:number-rows-spanned="3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formula="of:= [.F27] - ([.C27]+[.D27])" office:value-type="float" office:value="749" calcext:value-type="float">
            <text:p>74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 [.F28] - ([.C28]+[.D28])" office:value-type="float" office:value="730" calcext:value-type="float">
            <text:p>73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formula="of:= [.F29] - ([.C29]+[.D29])" office:value-type="float" office:value="1516" calcext:value-type="float">
            <text:p>151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table:style-name="ce1" office:value-type="percentage" office:value="0.2" calcext:value-type="percentage" table:number-columns-spanned="1" table:number-rows-spanned="3">
            <text:p>20.00%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 [.F30] - ([.C30]+[.D30])" office:value-type="float" office:value="1130" calcext:value-type="float">
            <text:p>113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table:formula="of:= [.F31] - ([.C31]+[.D31])" office:value-type="float" office:value="898" calcext:value-type="float">
            <text:p>898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203" calcext:value-type="float">
            <text:p>203</text:p>
          </table:table-cell>
          <table:table-cell table:formula="of:= [.F32] - ([.C32]+[.D32])" office:value-type="float" office:value="1504" calcext:value-type="float">
            <text:p>1504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style-name="ce1" office:value-type="percentage" office:value="0.5" calcext:value-type="percentage" table:number-columns-spanned="1" table:number-rows-spanned="3">
            <text:p>50.00%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table:formula="of:= [.F33] - ([.C33]+[.D33])" office:value-type="float" office:value="2118" calcext:value-type="float">
            <text:p>2118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413" calcext:value-type="float">
            <text:p>413</text:p>
          </table:table-cell>
          <table:table-cell table:formula="of:= [.F34] - ([.C34]+[.D34])" office:value-type="float" office:value="2221" calcext:value-type="float">
            <text:p>2221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430" calcext:value-type="float">
            <text:p>430</text:p>
          </table:table-cell>
          <table:table-cell table:formula="of:= [.F35] - ([.C35]+[.D35])" office:value-type="float" office:value="1867" calcext:value-type="float">
            <text:p>1867</text:p>
          </table:table-cell>
          <table:table-cell office:value-type="float" office:value="4642" calcext:value-type="float">
            <text:p>464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956" calcext:value-type="float">
            <text:p>956</text:p>
          </table:table-cell>
          <table:table-cell office:value-type="float" office:value="1096" calcext:value-type="float">
            <text:p>1096</text:p>
          </table:table-cell>
          <table:table-cell table:formula="of:= [.F36] - ([.C36]+[.D36])" office:value-type="float" office:value="3253" calcext:value-type="float">
            <text:p>3253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table:formula="of:= [.F37] - ([.C37]+[.D37])" office:value-type="float" office:value="3354" calcext:value-type="float">
            <text:p>3354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44" calcext:value-type="float">
            <text:p>1944</text:p>
          </table:table-cell>
          <table:table-cell office:value-type="float" office:value="1269" calcext:value-type="float">
            <text:p>1269</text:p>
          </table:table-cell>
          <table:table-cell table:formula="of:= [.F38] - ([.C38]+[.D38])" office:value-type="float" office:value="3644" calcext:value-type="float">
            <text:p>3644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n-recursive (single query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#Shapes</text:p>
          </table:table-cell>
          <table:table-cell office:value-type="string" calcext:value-type="string">
            <text:p>Q Exec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percentage" office:value="0.05" calcext:value-type="percentage" table:number-columns-spanned="1" table:number-rows-spanned="3">
            <text:p>5.00%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09" calcext:value-type="float">
            <text:p>9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29" calcext:value-type="float">
            <text:p>92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90" calcext:value-type="float">
            <text:p>1090</text:p>
          </table:table-cell>
        </table:table-row>
        <table:table-row table:style-name="ro1">
          <table:table-cell table:style-name="ce1" office:value-type="percentage" office:value="0.1" calcext:value-type="percentage" table:number-columns-spanned="1" table:number-rows-spanned="3">
            <text:p>10.00%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77" calcext:value-type="float">
            <text:p>97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86" calcext:value-type="float">
            <text:p>78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27" calcext:value-type="float">
            <text:p>1227</text:p>
          </table:table-cell>
        </table:table-row>
        <table:table-row table:style-name="ro1">
          <table:table-cell table:style-name="ce1" office:value-type="percentage" office:value="0.2" calcext:value-type="percentage" table:number-columns-spanned="1" table:number-rows-spanned="3">
            <text:p>20.00%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13" calcext:value-type="float">
            <text:p>101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45" calcext:value-type="float">
            <text:p>104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07" calcext:value-type="float">
            <text:p>1407</text:p>
          </table:table-cell>
        </table:table-row>
        <table:table-row table:style-name="ro1">
          <table:table-cell table:style-name="ce1" office:value-type="percentage" office:value="0.5" calcext:value-type="percentage" table:number-columns-spanned="1" table:number-rows-spanned="3">
            <text:p>50.00%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729" calcext:value-type="float">
            <text:p>17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82" calcext:value-type="float">
            <text:p>158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39" calcext:value-type="float">
            <text:p>233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ful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596" calcext:value-type="float">
            <text:p>359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976" calcext:value-type="float">
            <text:p>397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269" calcext:value-type="float">
            <text:p>5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3:05:54.10518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49:26.791536273</meta:creation-date>
    <dc:date>2019-04-10T13:20:42.303878036</dc:date>
    <meta:editing-duration>PT1H7M17S</meta:editing-duration>
    <meta:editing-cycles>51</meta:editing-cycles>
    <meta:generator>LibreOffice/6.0.6.2$Linux_X86_64 LibreOffice_project/00m0$Build-2</meta:generator>
    <meta:document-statistic meta:table-count="1" meta:cell-count="216" meta:object-count="0"/>
  </office:meta>
</office:document-meta>
</file>